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44a7" officeooo:paragraph-rsid="004544a7"/>
    </style:style>
    <style:style style:name="P3" style:family="paragraph" style:parent-style-name="Standard">
      <style:text-properties officeooo:rsid="00454d54" officeooo:paragraph-rsid="00454d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ndAndReplace Command-Line Application</text:h>
      <text:p text:style-name="P2"/>
      <text:p text:style-name="P2">This application performs advanced batch-style bulk find and replace operations on the contents of files using any combination of either direct text or regular expression replacement.</text:p>
      <text:p text:style-name="P2"/>
      <text:p text:style-name="P3">There are two variations of this application: FindAndReplace.exe and FindAndReplaceInFiles.exe. While both applications open text files and perform find and replace operations in those files, FindAndReplaceInFiles has a more specialized behavior of opening all of the target documents to retrieve the needed variables before making the replacements in the target files. More on that will be documented soon.</text:p>
      <text:p text:style-name="P3"/>
      <text:h text:style-name="Heading_20_2" text:outline-level="2">FindAndReplace Command-Line Syntax</text:h>
      <text:p text:style-name="P3">Following is the syntax for the FindAndReplace application.</text:p>
      <text:p text:style-name="P3">{CodeBlock,plaintext,Syntax-FindAndReplace.txt}</text:p>
      <text:p text:style-name="P3"/>
      <text:h text:style-name="Heading_20_2" text:outline-level="2">FindAndReplaceInFiles Command-Line Syntax</text:h>
      <text:p text:style-name="P3">Following is the syntax for the FindAndReplaceInFiles application.</text:p>
      <text:p text:style-name="P3">{CodeBlock,plaintext,Syntax-FindAndReplaceInFiles.txt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12T12:46:43.973946400</meta:creation-date>
    <meta:editing-cycles>4</meta:editing-cycles>
    <meta:editing-duration>PT10M14S</meta:editing-duration>
    <meta:initial-creator>Daniel Patterson, MCSD</meta:initial-creator>
    <dc:date>2026-01-12T12:59:32.863994600</dc:date>
    <dc:creator>Daniel Patterson, MCSD</dc:creator>
    <meta:document-statistic meta:table-count="0" meta:image-count="0" meta:object-count="0" meta:page-count="1" meta:paragraph-count="9" meta:word-count="111" meta:character-count="930" meta:non-whitespace-character-count="828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12T12:46:43.348636000"/>
  </office:meta>
</office:document-meta>
</file>